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13e3eb" officeooo:paragraph-rsid="0013e3eb"/>
    </style:style>
    <style:style style:name="P2" style:family="paragraph" style:parent-style-name="Standard" style:list-style-name="L1">
      <style:text-properties officeooo:rsid="0013e3eb" officeooo:paragraph-rsid="0013e3e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ing Foroba Blon:</text:p>
      <text:p text:style-name="P1"/>
      <text:p text:style-name="P1">The function of the system is very simple: the user calls the system, and leaves a message. The messages can then be accessed and played back or downloaded, through the web interface.</text:p>
      <text:p text:style-name="P1"/>
      <text:p text:style-name="P1">Set up instructions:</text:p>
      <text:list xml:id="list6480202061218264043" text:style-name="L1">
        <text:list-item>
          <text:p text:style-name="P2">Put local SIM card into dongle. Connect KasaDaka and dongle.</text:p>
        </text:list-item>
        <text:list-item>
          <text:p text:style-name="P2">Connect power.</text:p>
        </text:list-item>
        <text:list-item>
          <text:p text:style-name="P2">After a few minutes the system will be functional.</text:p>
        </text:list-item>
        <text:list-item>
          <text:p text:style-name="P2">Enter a message by calling the system.</text:p>
        </text:list-item>
        <text:list-item>
          <text:p text:style-name="P2">Access the web interface by either WiFi (offline KasaDaka network) or your local network (PREFERRED, see updates).</text:p>
        </text:list-item>
      </text:list>
      <text:p text:style-name="P1"/>
      <text:p text:style-name="P1">Connect to WiFi:</text:p>
      <text:p text:style-name="P1">Connect to the network KasaDaka WiFi (password:kasadaka). Go to <text:a xlink:type="simple" xlink:href="http://192.168.5.1/FlaskKasaDaka/admin" text:style-name="Internet_20_link" text:visited-style-name="Visited_20_Internet_20_Link">http://192.168.5.1/FlaskKasaDaka/admin</text:a></text:p>
      <text:p text:style-name="P1"/>
      <text:p text:style-name="P1">Local network:</text:p>
      <text:p text:style-name="P1">Connect the KasaDaka through an ethernet cable to your local network. Using DHCP, the KasaDaka will obtain an IP address. Check your router for the IP address. Go to <text:a xlink:type="simple" xlink:href="http://192.168.5.1/FlaskKasaDaka/admin" text:style-name="Internet_20_link" text:visited-style-name="Visited_20_Internet_20_Link">http://&lt;IP-ADDRESS&gt;/FlaskKasaDaka/admin</text:a></text:p>
      <text:p text:style-name="P1"/>
      <text:p text:style-name="P1">To enable future updates and support, your KasaDaka must be connected to a network that has internet access. The SSH port must also be forwarded (port 22, TCP) in the router. Make sure to send your IP address to the KasaDaka team. This way, your KasaDaka can be supported and updated remotely.</text:p>
      <text:p text:style-name="P1"/>
      <text:p text:style-name="P1">It is wise to change the SSH password on the KasaDaka before forwarding the ports. To do this, SSH to the KasaDaka (using PuTTY), logging in with user: pi, password: kasadaka. Change the password to something more saf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5T11:34:58.339999145</meta:creation-date>
    <dc:date>2016-06-15T11:45:33.391409852</dc:date>
    <meta:editing-duration>PT24S</meta:editing-duration>
    <meta:editing-cycles>1</meta:editing-cycles>
    <meta:document-statistic meta:table-count="0" meta:image-count="0" meta:object-count="0" meta:page-count="1" meta:paragraph-count="14" meta:word-count="223" meta:character-count="1358" meta:non-whitespace-character-count="1154"/>
    <meta:generator>LibreOffice/5.1.3.2$Linux_X86_64 LibreOffice_project/10m0$Build-2</meta:generator>
  </office:meta>
</office:document-meta>
</file>